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План" style:family="table">
      <style:table-properties style:width="17.013cm" fo:margin-left="0cm" table:align="left"/>
    </style:style>
    <style:style style:name="План.A" style:family="table-column">
      <style:table-column-properties style:column-width="1.588cm"/>
    </style:style>
    <style:style style:name="План.B" style:family="table-column">
      <style:table-column-properties style:column-width="15.425cm"/>
    </style:style>
    <style:style style:name="План.A1" style:family="table-cell">
      <style:table-cell-properties fo:padding="0.097cm" fo:border-left="0.05pt solid #000000" fo:border-right="none" fo:border-top="0.05pt solid #000000" fo:border-bottom="0.05pt solid #000000"/>
    </style:style>
    <style:style style:name="План.B1" style:family="table-cell">
      <style:table-cell-properties fo:padding="0.097cm" fo:border="0.05pt solid #000000"/>
    </style:style>
    <style:style style:name="План.A2" style:family="table-cell">
      <style:table-cell-properties fo:padding="0.097cm" fo:border-left="0.05pt solid #000000" fo:border-right="none" fo:border-top="none" fo:border-bottom="0.05pt solid #000000"/>
    </style:style>
    <style:style style:name="План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0c91b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c91bd" officeooo:paragraph-rsid="000c91b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normal" officeooo:rsid="000c91bd" officeooo:paragraph-rsid="000c91bd" style:font-size-asian="12.25pt" style:font-weight-asian="normal" style:font-size-complex="14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fo:font-size="14pt" officeooo:rsid="000c91bd" officeooo:paragraph-rsid="000c91bd" style:font-size-asian="12.25pt" style:font-size-complex="14pt"/>
    </style:style>
    <style:style style:name="T1" style:family="text">
      <style:text-properties fo:font-variant="normal" fo:text-transform="none" fo:color="#333333" style:text-line-through-style="none" style:text-line-through-type="none" style:font-name="Times New Roman" fo:letter-spacing="normal" fo:font-style="normal" style:text-underline-style="none" style:text-blinking="false"/>
    </style:style>
    <style:style style:name="T2" style:family="text">
      <style:text-properties fo:font-size="14pt" fo:font-weight="normal" officeooo:rsid="000c91bd" style:font-size-asian="12.25pt" style:font-weight-asian="normal" style:font-size-complex="14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План доработок дипломной работы</text:p>
      <text:p text:style-name="P2">на тему «<text:a xlink:type="simple" xlink:href="http://www.edu.msiu.ru/2014-autumn/project11113/main/1" text:style-name="Internet_20_link" text:visited-style-name="Visited_20_Internet_20_Link"><text:span text:style-name="T1">Проектирование и разработка корпоративных информационных систем</text:span></text:a>»</text:p>
      <text:p text:style-name="P2"/>
      <text:p text:style-name="P3">Студента <text:tab/><text:tab/><text:tab/><text:tab/><text:tab/><text:tab/><text:tab/>Грачева Д.Г.</text:p>
      <text:p text:style-name="P3"/>
      <text:p text:style-name="P3">Группы <text:tab/><text:tab/><text:tab/><text:tab/><text:tab/><text:tab/><text:tab/><text:tab/>111131</text:p>
      <text:p text:style-name="P3"/>
      <text:p text:style-name="P1"><text:span text:style-name="T2">Преподаватель<text:tab/><text:tab/> <text:s text:c="2"/><text:tab/><text:tab/><text:tab/> <text:s text:c="5"/>Куприянов Д.Ю. </text:span></text:p>
      <text:p text:style-name="P3"/>
      <text:p text:style-name="P3"/>
      <text:p text:style-name="P3"/>
      <text:p text:style-name="P3"/>
      <table:table table:name="План" table:style-name="План">
        <table:table-column table:style-name="План.A"/>
        <table:table-column table:style-name="План.B"/>
        <table:table-row>
          <table:table-cell table:style-name="План.A1" office:value-type="string">
            <text:p text:style-name="P4">1</text:p>
          </table:table-cell>
          <table:table-cell table:style-name="План.B1" office:value-type="string">
            <text:p text:style-name="P4">Возможность чтения MIB файлов</text:p>
          </table:table-cell>
        </table:table-row>
        <table:table-row>
          <table:table-cell table:style-name="План.A2" office:value-type="string">
            <text:p text:style-name="P4">2</text:p>
          </table:table-cell>
          <table:table-cell table:style-name="План.B2" office:value-type="string">
            <text:p text:style-name="P4">Управление OID коммандами с помощью браузера</text:p>
          </table:table-cell>
        </table:table-row>
        <table:table-row>
          <table:table-cell table:style-name="План.A2" office:value-type="string">
            <text:p text:style-name="P4">3</text:p>
          </table:table-cell>
          <table:table-cell table:style-name="План.B2" office:value-type="string">
            <text:p text:style-name="P4">Добавление возможности управления временем <text:s/>запросов</text:p>
          </table:table-cell>
        </table:table-row>
        <table:table-row>
          <table:table-cell table:style-name="План.A2" office:value-type="string">
            <text:p text:style-name="P4">4</text:p>
          </table:table-cell>
          <table:table-cell table:style-name="План.B2" office:value-type="string">
            <text:p text:style-name="P4">Добавление возможности просмотра через браузер статуса демона</text:p>
          </table:table-cell>
        </table:table-row>
        <table:table-row>
          <table:table-cell table:style-name="План.A2" office:value-type="string">
            <text:p text:style-name="P4">5</text:p>
          </table:table-cell>
          <table:table-cell table:style-name="План.B2" office:value-type="string">
            <text:p text:style-name="P4">Правка дизайна страницы просмотра статистики</text:p>
          </table:table-cell>
        </table:table-row>
        <table:table-row>
          <table:table-cell table:style-name="План.A2" office:value-type="string">
            <text:p text:style-name="P4">6</text:p>
          </table:table-cell>
          <table:table-cell table:style-name="План.B2" office:value-type="string">
            <text:p text:style-name="P4">Создание документации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Москва 201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1T14:07:06.456199021</meta:creation-date>
    <dc:date>2015-03-11T14:27:23.962810508</dc:date>
    <meta:editing-duration>PT20M19S</meta:editing-duration>
    <meta:editing-cycles>1</meta:editing-cycles>
    <meta:document-statistic meta:table-count="1" meta:image-count="0" meta:object-count="0" meta:page-count="2" meta:paragraph-count="18" meta:word-count="57" meta:character-count="463" meta:non-whitespace-character-count="394"/>
    <meta:generator>LibreOffice/4.3.3.2$Linux_x86 LibreOffice_project/9bb7eadab57b6755b1265afa86e04bf45fbfc644</meta:generator>
  </office:meta>
</office:document-meta>
</file>